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54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>
            <text:p>y</text:p>
          </table:table-cell>
          <table:table-cell office:value-type="string">
            <text:p>angle</text:p>
          </table:table-cell>
          <table:table-cell office:value-type="string">
            <text:p>angle/y</text:p>
          </table:table-cell>
          <table:table-cell office:value-type="string">
            <text:p>facing</text:p>
          </table:table-cell>
          <table:table-cell table:number-columns-repeated="2"/>
          <table:table-cell table:style-name="ce2" office:value-type="string">
            <text:p><text:s/>possible values for facing are: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<text:s text:c="3"/>"south" | "s" | 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6.95">
            <text:p>56,95</text:p>
          </table:table-cell>
          <table:table-cell table:formula="of:=[.B3]/[.A3]" office:value-type="float" office:value="56.95">
            <text:p>56,95</text:p>
          </table:table-cell>
          <table:table-cell table:number-columns-repeated="3"/>
          <table:table-cell table:style-name="ce2" office:value-type="string">
            <text:p><text:s text:c="3"/>"east" <text:s/>| "e" | 1</text:p>
          </table:table-cell>
        </table:table-row>
        <table:table-row table:style-name="ro1">
          <table:table-cell table:style-name="ce1" office:value-type="float" office:value="1.5">
            <text:p>1,5</text:p>
          </table:table-cell>
          <table:table-cell office:value-type="float" office:value="85.86">
            <text:p>85,86</text:p>
          </table:table-cell>
          <table:table-cell table:formula="of:=[.B4]/[.A4]" office:value-type="float" office:value="57.24">
            <text:p>57,24</text:p>
          </table:table-cell>
          <table:table-cell table:number-columns-repeated="3"/>
          <table:table-cell table:style-name="ce2" office:value-type="string">
            <text:p><text:s text:c="3"/>"north" | "n" | 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7">
            <text:p>114,7</text:p>
          </table:table-cell>
          <table:table-cell table:formula="of:=[.B5]/[.A5]" office:value-type="float" office:value="57.35">
            <text:p>57,35</text:p>
          </table:table-cell>
          <table:table-cell table:number-columns-repeated="3"/>
          <table:table-cell table:style-name="ce2" office:value-type="string">
            <text:p><text:s text:c="3"/>"west" <text:s/>| "w" | 3 </text:p>
          </table:table-cell>
        </table:table-row>
        <table:table-row table:style-name="ro2">
          <table:table-cell office:value-type="float" office:value="-1">
            <text:p>-1</text:p>
          </table:table-cell>
          <table:table-cell office:value-type="float" office:value="-56.95">
            <text:p>-56,95</text:p>
          </table:table-cell>
          <table:table-cell table:formula="of:=[.B6]/[.A6]" office:value-type="float" office:value="56.95">
            <text:p>56,95</text:p>
          </table:table-cell>
          <table:table-cell table:number-columns-repeated="4"/>
        </table:table-row>
        <table:table-row table:style-name="ro2">
          <table:table-cell table:formula="of:=[.B7]/AVERAGE([.C3:.C6])" office:value-type="float" office:value="3.15112258742177">
            <text:p>3,1511225874</text:p>
          </table:table-cell>
          <table:table-cell office:value-type="float" office:value="180">
            <text:p>180</text:p>
          </table:table-cell>
          <table:table-cell table:formula="of:=[.B7]/[.A7]" office:value-type="float" office:value="57.1225">
            <text:p>57,1225</text:p>
          </table:table-cell>
          <table:table-cell office:value-type="float" office:value="2">
            <text:p>2</text:p>
          </table:table-cell>
          <table:table-cell table:formula="of:=IF([.A7]&lt;0;[.A7]+6.302245175;[.A7])" office:value-type="float" office:value="3.15112258742177">
            <text:p>3,1511225874</text:p>
          </table:table-cell>
          <table:table-cell table:formula="of:=IF(ROUND(-0.6346944445*IF([.A7]&lt;0;[.A7]+6.302245175;[.A7])+4;0)&gt;3;0;ROUND(-0.6346944445*IF([.A7]&lt;0;[.A7]+6.302245175;[.A7])+4;0))" office:value-type="float" office:value="2">
            <text:p>2</text:p>
          </table:table-cell>
          <table:table-cell/>
        </table:table-row>
        <table:table-row table:style-name="ro2">
          <table:table-cell table:formula="of:=[.B8]/AVERAGE([.C3:.C6])" office:value-type="float" office:value="1.57556129371088">
            <text:p>1,5755612937</text:p>
          </table:table-cell>
          <table:table-cell office:value-type="float" office:value="90">
            <text:p>90</text:p>
          </table:table-cell>
          <table:table-cell table:formula="of:=[.C7]" office:value-type="float" office:value="57.1225">
            <text:p>57,1225</text:p>
          </table:table-cell>
          <table:table-cell office:value-type="float" office:value="3">
            <text:p>3</text:p>
          </table:table-cell>
          <table:table-cell table:formula="of:=IF([.A8]&lt;0;[.A8]+6.302245175;[.A8])" office:value-type="float" office:value="1.57556129371088">
            <text:p>1,5755612937</text:p>
          </table:table-cell>
          <table:table-cell table:formula="of:=IF(ROUND(-0.6346944445*IF([.A8]&lt;0;[.A8]+6.302245175;[.A8])+4;0)&gt;3;0;ROUND(-0.6346944445*IF([.A8]&lt;0;[.A8]+6.302245175;[.A8])+4;0))" office:value-type="float" office:value="3">
            <text:p>3</text:p>
          </table:table-cell>
          <table:table-cell/>
        </table:table-row>
        <table:table-row table:style-name="ro2">
          <table:table-cell table:formula="of:=[.B9]/[.C9]" office:value-type="float" office:value="-1.57556129371088">
            <text:p>-1,5755612937</text:p>
          </table:table-cell>
          <table:table-cell office:value-type="float" office:value="-90">
            <text:p>-90</text:p>
          </table:table-cell>
          <table:table-cell table:formula="of:=[.C8]" office:value-type="float" office:value="57.1225">
            <text:p>57,1225</text:p>
          </table:table-cell>
          <table:table-cell office:value-type="float" office:value="1">
            <text:p>1</text:p>
          </table:table-cell>
          <table:table-cell table:formula="of:=IF([.A9]&lt;0;[.A9]+6.302245175;[.A9])" office:value-type="float" office:value="4.72668388128912">
            <text:p>4,7266838813</text:p>
          </table:table-cell>
          <table:table-cell table:formula="of:=IF(ROUND(-0.6346944445*IF([.A9]&lt;0;[.A9]+6.302245175;[.A9])+4;0)&gt;3;0;ROUND(-0.6346944445*IF([.A9]&lt;0;[.A9]+6.302245175;[.A9])+4;0)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.50819492">
            <text:p>4,50819492</text:p>
          </table:table-cell>
          <table:table-cell table:formula="of:=[.A10]*[.C9]" office:value-type="float" office:value="257.5193643177">
            <text:p>257,5193643177</text:p>
          </table:table-cell>
          <table:table-cell table:formula="of:=[.C9]" office:value-type="float" office:value="57.1225">
            <text:p>57,1225</text:p>
          </table:table-cell>
          <table:table-cell table:number-columns-repeated="4"/>
        </table:table-row>
        <table:table-row table:style-name="ro2">
          <table:table-cell table:formula="of:=[.B11]/[.$C$7]" office:value-type="float" office:value="4.72668388113265">
            <text:p>4,7266838811</text:p>
          </table:table-cell>
          <table:table-cell office:value-type="float" office:value="270">
            <text:p>270</text:p>
          </table:table-cell>
          <table:table-cell/>
          <table:table-cell office:value-type="float" office:value="1">
            <text:p>1</text:p>
          </table:table-cell>
          <table:table-cell table:formula="of:=IF([.A11]&lt;0;[.A11]+6.302245175;[.A11])" office:value-type="float" office:value="4.72668388113265">
            <text:p>4,7266838811</text:p>
          </table:table-cell>
          <table:table-cell table:formula="of:=IF(ROUND(-0.6346944445*IF([.A11]&lt;0;[.A11]+6.302245175;[.A11])+4;0)&gt;3;0;ROUND(-0.6346944445*IF([.A11]&lt;0;[.A11]+6.302245175;[.A11])+4;0))" office:value-type="float" office:value="1">
            <text:p>1</text:p>
          </table:table-cell>
          <table:table-cell/>
        </table:table-row>
        <table:table-row table:style-name="ro2">
          <table:table-cell table:formula="of:=[.B12]/[.$C$7]" office:value-type="float" office:value="-4.72668388113265">
            <text:p>-4,7266838811</text:p>
          </table:table-cell>
          <table:table-cell office:value-type="float" office:value="-270">
            <text:p>-270</text:p>
          </table:table-cell>
          <table:table-cell/>
          <table:table-cell office:value-type="float" office:value="3">
            <text:p>3</text:p>
          </table:table-cell>
          <table:table-cell table:formula="of:=IF([.A12]&lt;0;[.A12]+6.302245175;[.A12])" office:value-type="float" office:value="1.57556129386735">
            <text:p>1,5755612939</text:p>
          </table:table-cell>
          <table:table-cell table:formula="of:=IF(ROUND(-0.6346944445*IF([.A12]&lt;0;[.A12]+6.302245175;[.A12])+4;0)&gt;3;0;ROUND(-0.6346944445*IF([.A12]&lt;0;[.A12]+6.302245175;[.A12])+4;0))" office:value-type="float" office:value="3">
            <text:p>3</text:p>
          </table:table-cell>
          <table:table-cell/>
        </table:table-row>
        <table:table-row table:style-name="ro2">
          <table:table-cell table:formula="of:=[.B13]/[.$C$7]" office:value-type="float" office:value="6.30224517484354">
            <text:p>6,3022451748</text:p>
          </table:table-cell>
          <table:table-cell office:value-type="float" office:value="360">
            <text:p>360</text:p>
          </table:table-cell>
          <table:table-cell/>
          <table:table-cell office:value-type="float" office:value="0">
            <text:p>0</text:p>
          </table:table-cell>
          <table:table-cell table:formula="of:=IF([.A13]&lt;0;[.A13]+6.302245175;[.A13])" office:value-type="float" office:value="6.30224517484354">
            <text:p>6,3022451748</text:p>
          </table:table-cell>
          <table:table-cell table:formula="of:=IF(ROUND(-0.6346944445*IF([.A13]&lt;0;[.A13]+6.302245175;[.A13])+4;0)&gt;3;0;ROUND(-0.6346944445*IF([.A13]&lt;0;[.A13]+6.302245175;[.A13])+4;0))" office:value-type="float" office:value="-0">
            <text:p>-0</text:p>
          </table:table-cell>
          <table:table-cell/>
        </table:table-row>
        <table:table-row table:style-name="ro2">
          <table:table-cell table:formula="of:=[.B14]/[.$C$7]" office:value-type="float" office:value="-3.15112258742177">
            <text:p>-3,1511225874</text:p>
          </table:table-cell>
          <table:table-cell office:value-type="float" office:value="-180">
            <text:p>-180</text:p>
          </table:table-cell>
          <table:table-cell/>
          <table:table-cell office:value-type="float" office:value="2">
            <text:p>2</text:p>
          </table:table-cell>
          <table:table-cell table:formula="of:=IF([.A14]&lt;0;[.A14]+6.302245175;[.A14])" office:value-type="float" office:value="3.15112258757823">
            <text:p>3,1511225876</text:p>
          </table:table-cell>
          <table:table-cell table:formula="of:=IF(ROUND(-0.6346944445*IF([.A14]&lt;0;[.A14]+6.302245175;[.A14])+4;0)&gt;3;0;ROUND(-0.6346944445*IF([.A14]&lt;0;[.A14]+6.302245175;[.A14])+4;0))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IF([.A15]&lt;0;[.A15]+6.302245175;[.A15])" office:value-type="float" office:value="0">
            <text:p>0</text:p>
          </table:table-cell>
          <table:table-cell table:formula="of:=IF(ROUND(-0.6346944445*IF([.A15]&lt;0;[.A15]+6.302245175;[.A15])+4;0)&gt;3;0;ROUND(-0.6346944445*IF([.A15]&lt;0;[.A15]+6.302245175;[.A15])+4;0))" office:value-type="float" office:value="0">
            <text:p>0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5">15.06.2019</text:date>, <text:time>00:14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23:08:45.36</meta:creation-date>
    <dc:date>2019-06-15T00:14:26.16</dc:date>
    <meta:editing-duration>PT50M26S</meta:editing-duration>
    <meta:editing-cycles>9</meta:editing-cycles>
    <meta:generator>OpenOffice/4.1.6$Win32 OpenOffice.org_project/416m1$Build-9790</meta:generator>
    <meta:document-statistic meta:table-count="3" meta:cell-count="70" meta:object-count="0"/>
  </office:meta>
</office:document-meta>
</file>